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Web_20_API">
      <style:graphic-properties draw:textarea-horizontal-align="justify" draw:textarea-vertical-align="middle" draw:auto-grow-height="false" fo:min-height="1.585cm" fo:min-width="6.985cm"/>
      <style:paragraph-properties style:writing-mode="lr-tb"/>
    </style:style>
    <style:style style:name="gr4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885cm" fo:min-width="7.548cm" fo:padding-top="0.151cm" fo:padding-bottom="0.151cm" fo:padding-left="0.276cm" fo:padding-right="0.276cm" draw:shadow-opacity="0%"/>
    </style:style>
    <style:style style:name="gr6" style:family="graphic" style:parent-style-name="Web_20_API_20__28_small_29_">
      <style:graphic-properties draw:textarea-horizontal-align="justify" draw:textarea-vertical-align="middle" draw:auto-grow-height="false" fo:min-height="0.122cm" fo:min-width="1.588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322cm" fo:min-width="0.072cm"/>
    </style:style>
    <style:style style:name="gr8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.976cm" fo:min-width="7.548cm" fo:padding-top="0.151cm" fo:padding-bottom="0.151cm" fo:padding-left="0.276cm" fo:padding-right="0.276cm" draw:shadow-opacity="0%"/>
    </style:style>
    <style:style style:name="gr9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.976cm" fo:min-width="6.56cm" fo:padding-top="0.151cm" fo:padding-bottom="0.151cm" fo:padding-left="0.276cm" fo:padding-right="0.276cm" draw:shadow-opacity="0%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13" style:family="graphic" style:parent-style-name="AuthZ">
      <style:graphic-properties draw:textarea-horizontal-align="justify" draw:textarea-vertical-align="middle" draw:auto-grow-height="false" fo:min-height="1.27cm" fo:min-width="7.6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437cm"/>
      <style:paragraph-properties style:writing-mode="lr-tb"/>
    </style:style>
    <style:style style:name="gr15" style:family="graphic" style:parent-style-name="AuthZ">
      <style:graphic-properties draw:textarea-horizontal-align="justify" draw:textarea-vertical-align="middle" draw:auto-grow-height="false" fo:min-height="1.27cm" fo:min-width="10.541cm"/>
      <style:paragraph-properties style:writing-mode="lr-tb"/>
    </style:style>
    <style:style style:name="gr16" style:family="graphic" style:parent-style-name="standard">
      <style:graphic-properties draw:stroke="dash" draw:stroke-dash="Fine_20_Dashed" svg:stroke-color="#000000" draw:marker-start="Rounded_20_short_20_Arrow" draw:marker-start-width="0.3cm" draw:marker-end="" draw:marker-end-width="0.3cm" draw:textarea-vertical-align="middle"/>
    </style:style>
    <style:style style:name="gr17" style:family="graphic" style:parent-style-name="AuthZ">
      <style:graphic-properties draw:textarea-horizontal-align="justify" draw:textarea-vertical-align="middle" draw:auto-grow-height="false" fo:min-height="1.146cm" fo:min-width="13.846cm"/>
      <style:paragraph-properties style:writing-mode="lr-tb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  <style:paragraph-properties style:writing-mode="lr-tb"/>
    </style:style>
    <style:style style:name="gr19" style:family="graphic" style:parent-style-name="Misc">
      <style:graphic-properties draw:textarea-horizontal-align="justify" draw:textarea-vertical-align="middle" draw:auto-grow-height="false" fo:min-height="1.147cm" fo:min-width="5.977cm"/>
      <style:paragraph-properties style:writing-mode="lr-tb"/>
    </style:style>
    <style:style style:name="gr20" style:family="graphic" style:parent-style-name="Misc_20_B">
      <style:graphic-properties draw:textarea-horizontal-align="justify" draw:textarea-vertical-align="top" draw:auto-grow-height="false" fo:min-height="5.715cm" fo:min-width="10.16cm"/>
      <style:paragraph-properties style:writing-mode="lr-tb"/>
    </style:style>
    <style:style style:name="gr21" style:family="graphic" style:parent-style-name="AuthZ">
      <style:graphic-properties draw:textarea-horizontal-align="justify" draw:textarea-vertical-align="top" draw:auto-grow-height="false" fo:min-height="4.445cm" fo:min-width="9.652cm"/>
      <style:paragraph-properties style:writing-mode="lr-tb"/>
    </style:style>
    <style:style style:name="gr22" style:family="graphic" style:parent-style-name="AuthN">
      <style:graphic-properties draw:textarea-horizontal-align="justify" draw:textarea-vertical-align="middle" draw:auto-grow-height="false" fo:min-height="1.274cm" fo:min-width="7.628cm"/>
      <style:paragraph-properties style:writing-mode="lr-tb"/>
    </style:style>
    <style:style style:name="gr23" style:family="graphic" style:parent-style-name="Misc_20_B">
      <style:graphic-properties draw:textarea-horizontal-align="justify" draw:textarea-vertical-align="middle" draw:auto-grow-height="false" fo:min-height="1.524cm" fo:min-width="8.128cm"/>
      <style:paragraph-properties style:writing-mode="lr-tb"/>
    </style:style>
    <style:style style:name="gr24" style:family="graphic" style:parent-style-name="AuthN">
      <style:graphic-properties draw:textarea-horizontal-align="justify" draw:textarea-vertical-align="middle" draw:auto-grow-height="false" fo:min-height="1.524cm" fo:min-width="8.12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style:font-size-asian="18pt" style:font-weight-asian="bold" style:font-size-complex="18pt" style:font-weight-complex="bold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style:paragraph-properties fo:text-align="center"/>
      <style:text-properties style:font-weight-asian="bold" style:font-weight-complex="bold"/>
    </style:style>
    <style:style style:name="P6" style:family="paragraph">
      <style:paragraph-properties fo:text-align="center" style:writing-mode="lr-tb"/>
      <style:text-properties style:font-weight-asian="bold" style:font-weight-complex="bold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  <style:text-properties style:font-name="Liberation Sans1" fo:font-size="16pt" style:font-size-asian="24pt" style:font-size-complex="24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000000"/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6pt" fo:font-weight="bold" style:letter-kerning="true" style:font-name-asian="Droid Sans Fallback" style:font-size-asian="16pt" style:font-weight-asian="bold" style:font-name-complex="FreeSans" style:font-size-complex="16pt" style:font-weight-complex="bold"/>
    </style:style>
    <style:style style:name="T3" style:family="text">
      <style:text-properties style:font-name="Liberation Sans1" fo:font-size="16pt" fo:font-weight="bold" style:font-size-asian="24pt" style:font-weight-asian="bold" style:font-size-complex="24pt" style:font-weight-complex="bold"/>
    </style:style>
    <style:style style:name="T4" style:family="text">
      <style:text-properties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764cm" svg:y1="7.731cm" svg:x2="17.764cm" svg:y2="9.763cm">
          <text:p/>
        </draw:line>
        <draw:line draw:style-name="gr1" draw:text-style-name="P1" draw:layer="layout" svg:x1="17.737cm" svg:y1="2.524cm" svg:x2="17.737cm" svg:y2="3.54cm">
          <text:p/>
        </draw:line>
        <draw:frame draw:style-name="gr2" draw:text-style-name="P2" draw:layer="layout" svg:width="8.321cm" svg:height="0.962cm" svg:x="0.307cm" svg:y="3.924cm">
          <draw:text-box>
            <text:p><text:span text:style-name="T1">SecurityFilterChain</text:span></text:p>
          </draw:text-box>
        </draw:frame>
        <draw:custom-shape draw:style-name="gr3" draw:text-style-name="P3" draw:layer="layout" svg:width="6.985cm" svg:height="1.585cm" svg:x="1.267cm" svg:y="7.156cm">
          <text:p text:style-name="P3"><text:span text:style-name="T2">ExceptionTranslation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4.742cm" svg:y1="6.056cm" svg:x2="4.742cm" svg:y2="7.199cm" svg:d="M4742 6056v1143" svg:viewBox="0 0 1 1144">
          <text:p/>
        </draw:connector>
        <draw:custom-shape draw:style-name="gr5" draw:text-style-name="P4" draw:layer="layout" svg:width="8.1cm" svg:height="6.187cm" svg:x="0.642cm" svg:y="4.8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88cm" svg:height="0.372cm" svg:x="3.692cm" svg:y="5.1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88cm" svg:height="0.372cm" svg:x="3.692cm" svg:y="5.6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88cm" svg:height="0.372cm" svg:x="3.692cm" svg:y="9.8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88cm" svg:height="0.372cm" svg:x="3.692cm" svg:y="10.418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.742cm" svg:y1="8.757cm" svg:x2="4.742cm" svg:y2="9.9cm" svg:d="M4742 8757v1143" svg:viewBox="0 0 1 1144">
          <text:p/>
        </draw:connector>
        <draw:frame draw:style-name="gr2" draw:text-style-name="P2" draw:layer="layout" svg:width="4.318cm" svg:height="0.962cm" svg:x="13.415cm" svg:y="17.227cm">
          <draw:text-box>
            <text:p><text:span text:style-name="T1">Authorized?</text:span></text:p>
          </draw:text-box>
        </draw:frame>
        <draw:custom-shape draw:style-name="gr7" draw:text-style-name="P1" draw:layer="layout" svg:width="1.143cm" svg:height="1.143cm" svg:x="17.154cm" svg:y="18.9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7.83cm" svg:y1="16.452cm" svg:x2="17.764cm" svg:y2="18.927cm">
          <text:p/>
        </draw:line>
        <draw:custom-shape draw:style-name="gr8" draw:text-style-name="P4" draw:layer="layout" svg:width="8.1cm" svg:height="2.278cm" svg:x="5.642cm" svg:y="21.7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112cm" svg:height="2.278cm" svg:x="14.058cm" svg:y="21.727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7.19cm" svg:y1="19.448cm" svg:x2="9.74cm" svg:y2="19.456cm">
          <text:p/>
        </draw:line>
        <draw:line draw:style-name="gr1" draw:text-style-name="P1" draw:layer="layout" svg:x1="9.714cm" svg:y1="19.447cm" svg:x2="9.715cm" svg:y2="21.827cm">
          <text:p/>
        </draw:line>
        <draw:line draw:style-name="gr1" draw:text-style-name="P1" draw:layer="layout" svg:x1="17.725cm" svg:y1="20.082cm" svg:x2="17.725cm" svg:y2="21.86cm">
          <text:p/>
        </draw:line>
        <draw:frame draw:style-name="gr11" draw:text-style-name="P2" draw:layer="layout" svg:width="2.619cm" svg:height="0.962cm" svg:x="6.59cm" svg:y="20.109cm">
          <draw:text-box>
            <text:p><text:span text:style-name="T1">Denied</text:span></text:p>
          </draw:text-box>
        </draw:frame>
        <draw:frame draw:style-name="gr12" draw:text-style-name="P2" draw:layer="layout" svg:width="3.072cm" svg:height="0.962cm" svg:x="14.27cm" svg:y="20.112cm">
          <draw:text-box>
            <text:p><text:span text:style-name="T1">Success</text:span></text:p>
          </draw:text-box>
        </draw:frame>
        <draw:custom-shape draw:style-name="gr13" draw:text-style-name="P6" draw:layer="layout" svg:width="7.62cm" svg:height="1.27cm" svg:x="5.89cm" svg:y="22.167cm">
          <text:p text:style-name="P6"><text:span text:style-name="T1">AccessDeniedExce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8" draw:layer="layout" svg:width="6.937cm" svg:height="1.673cm" svg:x="14.26cm" svg:y="22.078cm">
          <draw:text-box>
            <text:p text:style-name="P7"><text:span text:style-name="T1">Continue Processing</text:span><text:span text:style-name="T1"><text:line-break/></text:span><text:span text:style-name="T1">Request Normally</text:span></text:p>
          </draw:text-box>
        </draw:frame>
        <draw:line draw:style-name="gr10" draw:text-style-name="P1" draw:layer="layout" svg:x1="8.112cm" svg:y1="12.438cm" svg:x2="9.255cm" svg:y2="12.438cm">
          <text:p/>
        </draw:line>
        <draw:line draw:style-name="gr10" draw:text-style-name="P1" draw:layer="layout" svg:x1="9.255cm" svg:y1="12.43cm" svg:x2="9.272cm" svg:y2="2.553cm">
          <text:p/>
        </draw:line>
        <draw:line draw:style-name="gr10" draw:text-style-name="P1" draw:layer="layout" svg:x1="9.272cm" svg:y1="2.553cm" svg:x2="17.764cm" svg:y2="2.524cm">
          <text:p/>
        </draw:line>
        <draw:custom-shape draw:style-name="gr15" draw:text-style-name="P6" draw:layer="layout" svg:width="10.541cm" svg:height="1.27cm" svg:x="26.654cm" svg:y="3.405cm">
          <text:p text:style-name="P6"><text:span text:style-name="T1">PreAuthorizeAuthorizationManager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24.749cm" svg:y1="4.04cm" svg:x2="26.654cm" svg:y2="4.04cm">
          <text:p/>
        </draw:line>
        <draw:custom-shape draw:style-name="gr17" draw:text-style-name="P10" draw:layer="layout" svg:width="13.97cm" svg:height="1.27cm" svg:x="10.783cm" svg:y="3.446cm">
          <text:p text:style-name="P10"><text:span text:style-name="T3">AuthorizationManagerBefore</text:span><text:span text:style-name="T3">MethodIntercep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635cm" svg:height="0.635cm" svg:x="25.511cm" svg:y="2.651cm">
          <text:p text:style-name="P1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0.635cm" svg:height="0.635cm" svg:x="17.4cm" svg:y="20.323cm">
          <text:p text:style-name="P1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0.635cm" svg:height="0.635cm" svg:x="9.4cm" svg:y="20.323cm">
          <text:p text:style-name="P11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6.477cm" svg:height="1.397cm" svg:x="1.635cm" svg:y="12.176cm">
          <text:p text:style-name="P6"><text:span text:style-name="T1">#readCustome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81cm" svg:y1="11.033cm" svg:x2="4.81cm" svg:y2="12.303cm">
          <text:p/>
        </draw:line>
        <draw:line draw:style-name="gr1" draw:text-style-name="P1" draw:layer="layout" svg:x1="17.809cm" svg:y1="4.652cm" svg:x2="17.764cm" svg:y2="6.588cm">
          <text:p/>
        </draw:line>
        <draw:frame draw:style-name="gr2" draw:text-style-name="P2" draw:layer="layout" svg:width="4.318cm" svg:height="0.962cm" svg:x="13.346cm" svg:y="4.991cm">
          <draw:text-box>
            <text:p><text:span text:style-name="T1">Authorized?</text:span></text:p>
          </draw:text-box>
        </draw:frame>
        <draw:custom-shape draw:style-name="gr7" draw:text-style-name="P1" draw:layer="layout" svg:width="1.143cm" svg:height="1.143cm" svg:x="17.182cm" svg:y="6.6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1" draw:layer="layout" svg:x1="17.218cm" svg:y1="7.175cm" svg:x2="9.768cm" svg:y2="7.183cm">
          <text:p/>
        </draw:line>
        <draw:frame draw:style-name="gr12" draw:text-style-name="P2" draw:layer="layout" svg:width="3.072cm" svg:height="0.962cm" svg:x="11.541cm" svg:y="7.45cm">
          <draw:text-box>
            <text:p><text:span text:style-name="T1">Success</text:span></text:p>
          </draw:text-box>
        </draw:frame>
        <draw:custom-shape draw:style-name="gr17" draw:text-style-name="P13" draw:layer="layout" svg:width="13.97cm" svg:height="1.27cm" svg:x="10.782cm" svg:y="15.148cm">
          <text:p text:style-name="P13"><text:span text:style-name="T4">AuthorizationManagerAfterMethodIntercep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9.763cm" svg:y1="12.938cm" svg:x2="9.763cm" svg:y2="7.223cm">
          <text:p/>
        </draw:line>
        <draw:line draw:style-name="gr1" draw:text-style-name="P1" draw:layer="layout" svg:x1="9.763cm" svg:y1="12.865cm" svg:x2="8.112cm" svg:y2="12.865cm">
          <text:p/>
        </draw:line>
        <draw:line draw:style-name="gr10" draw:text-style-name="P1" draw:layer="layout" svg:x1="8.086cm" svg:y1="13.272cm" svg:x2="17.738cm" svg:y2="13.272cm">
          <text:p/>
        </draw:line>
        <draw:line draw:style-name="gr1" draw:text-style-name="P1" draw:layer="layout" svg:x1="17.764cm" svg:y1="13.238cm" svg:x2="17.764cm" svg:y2="15.224cm">
          <text:p/>
        </draw:line>
        <draw:custom-shape draw:style-name="gr8" draw:text-style-name="P4" draw:layer="layout" svg:width="8.1cm" svg:height="2.278cm" svg:x="13.7cm" svg:y="9.77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19cm" svg:height="0.962cm" svg:x="14.648cm" svg:y="8.153cm">
          <draw:text-box>
            <text:p><text:span text:style-name="T1">Denied</text:span></text:p>
          </draw:text-box>
        </draw:frame>
        <draw:custom-shape draw:style-name="gr13" draw:text-style-name="P6" draw:layer="layout" svg:width="7.62cm" svg:height="1.27cm" svg:x="13.948cm" svg:y="10.211cm">
          <text:p text:style-name="P6"><text:span text:style-name="T1">AccessDeniedExce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0.635cm" svg:height="0.635cm" svg:x="17.458cm" svg:y="8.367cm">
          <text:p text:style-name="P1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10.541cm" svg:height="1.27cm" svg:x="26.654cm" svg:y="15.108cm">
          <text:p text:style-name="P6"><text:span text:style-name="T1">PostAuthorizeAuthorizationManager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24.749cm" svg:y1="15.743cm" svg:x2="26.654cm" svg:y2="15.743cm">
          <text:p/>
        </draw:line>
        <draw:custom-shape draw:style-name="gr20" draw:text-style-name="P11" draw:layer="layout" svg:width="10.16cm" svg:height="5.715cm" svg:x="26.668cm" svg:y="8.18cm">
          <text:p text:style-name="P11">EvaluationContext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9.652cm" svg:height="4.445cm" svg:x="26.922cm" svg:y="9.196cm">
          <text:p text:style-name="P11">MethodSecurityExpressionRoot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8.128cm" svg:height="1.524cm" svg:x="27.811cm" svg:y="10.085cm">
          <text:p text:style-name="P11">Supplier&lt;Authentication&gt;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8.128cm" svg:height="1.524cm" svg:x="27.811cm" svg:y="11.863cm">
          <text:p text:style-name="P11">MethodInvocation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0.541cm" svg:height="1.27cm" svg:x="26.551cm" svg:y="5.808cm">
          <text:p text:style-name="P6"><text:span text:style-name="T1">MethodSecurityExpressionHandler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31.48cm" svg:y1="4.683cm" svg:x2="31.48cm" svg:y2="5.826cm">
          <text:p/>
        </draw:line>
        <draw:line draw:style-name="gr16" draw:text-style-name="P9" draw:layer="layout" svg:x1="31.507cm" svg:y1="7.096cm" svg:x2="31.507cm" svg:y2="8.239cm">
          <text:p/>
        </draw:line>
        <draw:custom-shape draw:style-name="gr20" draw:text-style-name="P11" draw:layer="layout" svg:width="10.16cm" svg:height="5.715cm" svg:x="26.676cm" svg:y="19.904cm">
          <text:p text:style-name="P11">EvaluationContext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9.652cm" svg:height="4.445cm" svg:x="26.93cm" svg:y="20.92cm">
          <text:p text:style-name="P11">MethodSecurityExpressionRoot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8.128cm" svg:height="1.524cm" svg:x="27.819cm" svg:y="21.809cm">
          <text:p text:style-name="P11">Supplier&lt;Authentication&gt;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8.128cm" svg:height="1.524cm" svg:x="27.819cm" svg:y="23.587cm">
          <text:p text:style-name="P11">MethodInvocation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0.541cm" svg:height="1.27cm" svg:x="26.559cm" svg:y="17.532cm">
          <text:p text:style-name="P6"><text:span text:style-name="T1">MethodSecurityExpressionHandler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31.488cm" svg:y1="16.407cm" svg:x2="31.488cm" svg:y2="17.55cm">
          <text:p/>
        </draw:line>
        <draw:line draw:style-name="gr16" draw:text-style-name="P9" draw:layer="layout" svg:x1="31.515cm" svg:y1="18.82cm" svg:x2="31.515cm" svg:y2="19.963cm">
          <text:p/>
        </draw:line>
        <draw:custom-shape draw:style-name="gr18" draw:text-style-name="P12" draw:layer="layout" svg:width="0.635cm" svg:height="0.635cm" svg:x="25.511cm" svg:y="3.667cm">
          <text:p text:style-name="P1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0.635cm" svg:height="0.635cm" svg:x="25.511cm" svg:y="4.683cm">
          <text:p text:style-name="P1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0.635cm" svg:height="0.635cm" svg:x="12.684cm" svg:y="2.27cm">
          <text:p text:style-name="P1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0.635cm" svg:height="0.635cm" svg:x="12.627cm" svg:y="12.975cm">
          <text:p text:style-name="P1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0.635cm" svg:height="0.635cm" svg:x="12.684cm" svg:y="6.842cm">
          <text:p text:style-name="P1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 style:parent-style-name="Misc">
      <style:graphic-properties draw:stroke="solid" draw:stroke-dash="Dashed_20__28_var_29__20_1" svg:stroke-width="0cm" svg:stroke-color="#0f2080" draw:marker-start-width="0.2cm" draw:marker-start-center="false" draw:marker-end-width="0.2cm" draw:marker-end-center="false" draw:fill="solid" draw:fill-color="#a95aa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  <style:text-properties fo:font-size="16pt"/>
    </style:style>
    <style:style style:name="AuthN" style:family="graphic" style:parent-style-name="Primary">
      <style:graphic-properties svg:stroke-color="#0f2080" draw:fill="solid" draw:fill-color="#85c0f9"/>
      <style:text-properties style:font-name="Liberation Sans1" fo:font-family="'Liberation Sans'" style:font-style-name="Bold" style:font-family-generic="swiss" style:font-pitch="variable" fo:font-size="16pt"/>
    </style:style>
    <style:style style:name="AuthZ" style:family="graphic" style:parent-style-name="Primary">
      <style:graphic-properties svg:stroke-color="#85c0f9" draw:fill="solid" draw:fill-color="#0f2080"/>
      <style:text-properties style:font-name="Liberation Sans1" fo:font-family="'Liberation Sans'" style:font-style-name="Bold" style:font-family-generic="swiss" style:font-pitch="variable" fo:font-size="16pt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" style:family="graphic" style:parent-style-name="Primary">
      <style:graphic-properties svg:stroke-color="#0f2080" draw:fill="solid" draw:fill-color="#a95aa1"/>
      <style:text-properties style:font-name="Liberation Sans1" fo:font-family="'Liberation Sans'" style:font-style-name="Bold" style:font-family-generic="swiss" style:font-pitch="variable" fo:font-size="16pt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  <style:text-properties style:font-name="Liberation Sans1" fo:font-family="'Liberation Sans'" style:font-style-name="Bold" style:font-family-generic="swiss" style:font-pitch="variable" fo:font-size="16pt"/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Web_20_API_20__28_small_29_" style:display-name="Web API (small)" style:family="graphic" style:parent-style-name="Web_20_API">
      <style:graphic-properties draw:shadow="hidden"/>
    </style:style>
    <style:style style:name="MyCustomerService_23_readCustomer" style:display-name="MyCustomerService#readCustomer" style:family="graphic" style:parent-style-name="Misc"/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2-27T13:18:54.779646181</meta:creation-date>
    <meta:editing-duration>PT28M33S</meta:editing-duration>
    <meta:editing-cycles>7</meta:editing-cycles>
    <meta:generator>LibreOffice/7.3.7.2$Linux_X86_64 LibreOffice_project/30$Build-2</meta:generator>
    <dc:date>2023-05-01T13:32:51.174982519</dc:date>
    <meta:document-statistic meta:object-count="69"/>
    <meta:template xlink:type="simple" xlink:actuate="onRequest" xlink:title="palette" xlink:href="../../../../../../../../../../../../Templates/Spring/palette.otg" meta:date="2020-02-27T13:18:54.545437478"/>
  </office:meta>
</office:document-meta>
</file>